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Math TeX Gyre" svg:font-family="'DejaVu Math TeX Gyr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Keyboard O" svg:font-family="'Linux Biolinum Keyboard O'" style:font-pitch="variable"/>
    <style:font-face style:name="Linux Libertine Mono O" svg:font-family="'Linux Libertine Mono O'"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bd3ad" officeooo:paragraph-rsid="001bd3ad"/>
    </style:style>
    <style:style style:name="P2" style:family="paragraph" style:parent-style-name="Standard">
      <style:paragraph-properties fo:text-align="center" style:justify-single-word="false"/>
      <style:text-properties officeooo:rsid="001bd3ad" officeooo:paragraph-rsid="002c19a3"/>
    </style:style>
    <style:style style:name="P3" style:family="paragraph" style:parent-style-name="Standard">
      <style:paragraph-properties fo:text-align="center" style:justify-single-word="false"/>
      <style:text-properties officeooo:rsid="001bd3ad" officeooo:paragraph-rsid="003a20c2"/>
    </style:style>
    <style:style style:name="P4" style:family="paragraph" style:parent-style-name="Standard">
      <style:paragraph-properties fo:text-align="center" style:justify-single-word="false"/>
      <style:text-properties officeooo:rsid="001bd3ad" officeooo:paragraph-rsid="003de7eb"/>
    </style:style>
    <style:style style:name="P5" style:family="paragraph" style:parent-style-name="Standard">
      <style:text-properties officeooo:rsid="001bd3ad" officeooo:paragraph-rsid="002c19a3"/>
    </style:style>
    <style:style style:name="P6" style:family="paragraph" style:parent-style-name="Text_20_body">
      <style:text-properties officeooo:rsid="001bd3ad" officeooo:paragraph-rsid="002c19a3"/>
    </style:style>
    <style:style style:name="P7" style:family="paragraph" style:parent-style-name="Standard">
      <style:text-properties officeooo:rsid="001bd3ad" officeooo:paragraph-rsid="0033e066"/>
    </style:style>
    <style:style style:name="P8" style:family="paragraph" style:parent-style-name="Standard">
      <style:text-properties officeooo:rsid="001bd3ad" officeooo:paragraph-rsid="00342f67"/>
    </style:style>
    <style:style style:name="P9" style:family="paragraph" style:parent-style-name="Standard">
      <style:text-properties officeooo:rsid="001bd3ad" officeooo:paragraph-rsid="003a20c2"/>
    </style:style>
    <style:style style:name="P10" style:family="paragraph" style:parent-style-name="Standard">
      <style:text-properties officeooo:rsid="001bd3ad" officeooo:paragraph-rsid="003de7eb" loext:padding="0in" loext:border="none"/>
    </style:style>
    <style:style style:name="P11" style:family="paragraph" style:parent-style-name="Standard">
      <style:text-properties officeooo:rsid="001bd3ad" officeooo:paragraph-rsid="003de7eb"/>
    </style:style>
    <style:style style:name="P12" style:family="paragraph" style:parent-style-name="Text_20_body">
      <style:text-properties officeooo:rsid="001bd3ad" officeooo:paragraph-rsid="003de7eb"/>
    </style:style>
    <style:style style:name="P13" style:family="paragraph" style:parent-style-name="Standard">
      <style:paragraph-properties fo:text-align="center" style:justify-single-word="false"/>
      <style:text-properties style:font-name="Linux Biolinum Keyboard O" fo:font-size="36pt" officeooo:rsid="001e4f23" officeooo:paragraph-rsid="001e4f23" style:font-size-asian="36pt" style:font-size-complex="36pt"/>
    </style:style>
    <style:style style:name="P14" style:family="paragraph" style:parent-style-name="Standard">
      <style:paragraph-properties fo:text-align="center" style:justify-single-word="false"/>
      <style:text-properties style:font-name="Linux Biolinum Keyboard O" fo:font-size="24pt" officeooo:rsid="001e4f23" officeooo:paragraph-rsid="003de7eb" style:font-size-asian="21pt" style:font-size-complex="24pt"/>
    </style:style>
    <style:style style:name="P15" style:family="paragraph" style:parent-style-name="Standard">
      <style:paragraph-properties fo:text-align="center" style:justify-single-word="false"/>
      <style:text-properties style:font-name="Linux Libertine Mono O" fo:font-size="24pt" officeooo:rsid="002c19a3" officeooo:paragraph-rsid="002c19a3" style:font-size-asian="21pt" style:font-size-complex="24pt"/>
    </style:style>
    <style:style style:name="P16" style:family="paragraph" style:parent-style-name="Standard">
      <style:paragraph-properties fo:text-align="center" style:justify-single-word="false"/>
      <style:text-properties style:font-name="Linux Libertine Mono O" fo:font-size="24pt" officeooo:rsid="003a20c2" officeooo:paragraph-rsid="003a20c2" style:font-size-asian="21pt" style:font-size-complex="24pt"/>
    </style:style>
    <style:style style:name="P17" style:family="paragraph" style:parent-style-name="Standard">
      <style:paragraph-properties fo:text-align="center" style:justify-single-word="false"/>
      <style:text-properties style:font-name="Linux Libertine Mono O" fo:font-size="24pt" officeooo:rsid="001e4f23" officeooo:paragraph-rsid="003de7eb" style:font-size-asian="21pt" style:font-size-complex="24pt"/>
    </style:style>
    <style:style style:name="P18" style:family="paragraph" style:parent-style-name="Standard">
      <style:paragraph-properties fo:text-align="center" style:justify-single-word="false"/>
      <style:text-properties style:font-name="Linux Libertine Mono O" fo:font-size="16pt" officeooo:rsid="001e4f23" officeooo:paragraph-rsid="001e4f23" style:font-size-asian="16pt" style:font-size-complex="16pt"/>
    </style:style>
    <style:style style:name="P19" style:family="paragraph" style:parent-style-name="Standard">
      <style:paragraph-properties fo:text-align="center" style:justify-single-word="false"/>
      <style:text-properties style:font-name="Linux Libertine Mono O" fo:font-size="16pt" officeooo:rsid="002d6043" officeooo:paragraph-rsid="002d6043" style:font-size-asian="14pt" style:font-size-complex="16pt"/>
    </style:style>
    <style:style style:name="P20" style:family="paragraph" style:parent-style-name="Standard">
      <style:paragraph-properties fo:text-align="center" style:justify-single-word="false"/>
      <style:text-properties style:font-name="Linux Libertine Mono O" fo:font-size="16pt" officeooo:rsid="003a20c2" officeooo:paragraph-rsid="003a20c2" style:font-size-asian="14pt" style:font-size-complex="16pt"/>
    </style:style>
    <style:style style:name="P21" style:family="paragraph" style:parent-style-name="Standard">
      <style:paragraph-properties fo:text-align="center" style:justify-single-word="false"/>
      <style:text-properties style:font-name="Linux Libertine Mono O" fo:font-size="16pt" officeooo:rsid="001e4f23" officeooo:paragraph-rsid="003de7eb" style:font-size-asian="14pt" style:font-size-complex="16pt"/>
    </style:style>
    <style:style style:name="P22" style:family="paragraph" style:parent-style-name="Standard">
      <style:text-properties fo:font-size="16pt" fo:font-weight="bold" officeooo:rsid="00325f1b" officeooo:paragraph-rsid="00330681" style:font-size-asian="16pt" style:font-weight-asian="bold" style:font-size-complex="16pt" style:font-weight-complex="bold"/>
    </style:style>
    <style:style style:name="P23" style:family="paragraph" style:parent-style-name="Standard">
      <style:text-properties fo:font-size="16pt" fo:font-weight="bold" officeooo:rsid="00325f1b" officeooo:paragraph-rsid="0033e066" style:font-size-asian="16pt" style:font-weight-asian="bold" style:font-size-complex="16pt" style:font-weight-complex="bold"/>
    </style:style>
    <style:style style:name="P24" style:family="paragraph" style:parent-style-name="Standard">
      <style:text-properties fo:font-size="16pt" fo:font-weight="bold" officeooo:rsid="001bd3ad" officeooo:paragraph-rsid="003de7eb" style:font-size-asian="16pt" style:font-weight-asian="bold" style:font-size-complex="16pt" style:font-weight-complex="bold"/>
    </style:style>
    <style:style style:name="P25" style:family="paragraph" style:parent-style-name="Standard">
      <style:text-properties fo:font-size="16pt" fo:font-weight="bold" officeooo:paragraph-rsid="003de7eb" style:font-size-asian="16pt" style:font-weight-asian="bold" style:font-size-complex="16pt" style:font-weight-complex="bold"/>
    </style:style>
    <style:style style:name="P26" style:family="paragraph" style:parent-style-name="Standard">
      <style:text-properties officeooo:rsid="002eb833" officeooo:paragraph-rsid="002eb833"/>
    </style:style>
    <style:style style:name="P27" style:family="paragraph" style:parent-style-name="Standard">
      <style:text-properties officeooo:rsid="002eb833" officeooo:paragraph-rsid="003186c3"/>
    </style:style>
    <style:style style:name="P28" style:family="paragraph" style:parent-style-name="Standard">
      <style:text-properties officeooo:rsid="002eb833" officeooo:paragraph-rsid="00325f1b"/>
    </style:style>
    <style:style style:name="P29" style:family="paragraph" style:parent-style-name="Standard">
      <style:text-properties officeooo:rsid="00325f1b" officeooo:paragraph-rsid="00325f1b"/>
    </style:style>
    <style:style style:name="P30" style:family="paragraph" style:parent-style-name="Standard">
      <style:text-properties officeooo:rsid="0033e066" officeooo:paragraph-rsid="0033e066"/>
    </style:style>
    <style:style style:name="P31" style:family="paragraph" style:parent-style-name="Standard">
      <style:text-properties officeooo:rsid="0035c838" officeooo:paragraph-rsid="0035c838"/>
    </style:style>
    <style:style style:name="P32" style:family="paragraph" style:parent-style-name="Standard">
      <style:paragraph-properties fo:text-align="start" style:justify-single-word="false"/>
      <style:text-properties officeooo:rsid="003a20c2" officeooo:paragraph-rsid="003a20c2"/>
    </style:style>
    <style:style style:name="P33" style:family="paragraph" style:parent-style-name="Standard">
      <style:paragraph-properties fo:text-align="start" style:justify-single-word="false"/>
      <style:text-properties officeooo:paragraph-rsid="003c75c6"/>
    </style:style>
    <style:style style:name="P34" style:family="paragraph" style:parent-style-name="Standard">
      <style:paragraph-properties fo:text-align="start" style:justify-single-word="false"/>
      <style:text-properties style:font-name="DejaVu Math TeX Gyre" fo:font-size="16pt" fo:font-weight="bold" officeooo:rsid="003c75c6" officeooo:paragraph-rsid="003c75c6" style:font-size-asian="16pt" style:font-weight-asian="bold" style:font-size-complex="16pt" style:font-weight-complex="bold"/>
    </style:style>
    <style:style style:name="P35" style:family="paragraph" style:parent-style-name="Text_20_body">
      <style:paragraph-properties fo:text-align="start" style:justify-single-word="false"/>
      <style:text-properties style:font-name="DejaVu Math TeX Gyre" fo:font-size="16pt" fo:font-weight="normal" officeooo:rsid="003c75c6" officeooo:paragraph-rsid="003de7eb" style:font-size-asian="16pt" style:font-weight-asian="normal" style:font-size-complex="16pt" style:font-weight-complex="normal"/>
    </style:style>
    <style:style style:name="P36" style:family="paragraph" style:parent-style-name="Standard">
      <style:text-properties officeooo:rsid="001e4f23" officeooo:paragraph-rsid="003de7eb"/>
    </style:style>
    <style:style style:name="P37" style:family="paragraph" style:parent-style-name="Standard">
      <style:text-properties officeooo:rsid="0024f8cf" officeooo:paragraph-rsid="003de7eb"/>
    </style:style>
    <style:style style:name="P38" style:family="paragraph" style:parent-style-name="Standard">
      <style:text-properties officeooo:rsid="002a37b4" officeooo:paragraph-rsid="003de7eb"/>
    </style:style>
    <style:style style:name="P39" style:family="paragraph" style:parent-style-name="Standard">
      <style:text-properties officeooo:paragraph-rsid="003de7eb"/>
    </style:style>
    <style:style style:name="P40" style:family="paragraph" style:parent-style-name="Text_20_body">
      <style:text-properties officeooo:paragraph-rsid="003de7eb"/>
    </style:style>
    <style:style style:name="P41" style:family="paragraph" style:parent-style-name="Text_20_body">
      <style:text-properties officeooo:paragraph-rsid="003b72c1"/>
    </style:style>
    <style:style style:name="P42" style:family="paragraph" style:parent-style-name="Text_20_body">
      <style:text-properties officeooo:rsid="003c75c6" officeooo:paragraph-rsid="003c75c6"/>
    </style:style>
    <style:style style:name="P43" style:family="paragraph" style:parent-style-name="Text_20_body">
      <style:text-properties officeooo:paragraph-rsid="003c75c6"/>
    </style:style>
    <style:style style:name="P44" style:family="paragraph" style:parent-style-name="Text_20_body">
      <style:text-properties officeooo:rsid="002beba6" officeooo:paragraph-rsid="003de7eb"/>
    </style:style>
    <style:style style:name="P45" style:family="paragraph" style:parent-style-name="Text_20_body">
      <style:text-properties officeooo:paragraph-rsid="003f5a30"/>
    </style:style>
    <style:style style:name="P46" style:family="paragraph" style:parent-style-name="Text_20_body">
      <style:text-properties officeooo:paragraph-rsid="00413e42"/>
    </style:style>
    <style:style style:name="P47" style:family="paragraph" style:parent-style-name="Standard">
      <style:paragraph-properties fo:text-align="start" style:justify-single-word="false"/>
      <style:text-properties style:font-name="Liberation Serif" fo:font-size="12pt" officeooo:rsid="003a27f0" officeooo:paragraph-rsid="003a20c2" style:font-size-asian="12pt" style:font-size-complex="12pt"/>
    </style:style>
    <style:style style:name="P48" style:family="paragraph" style:parent-style-name="Standard">
      <style:paragraph-properties fo:text-align="start" style:justify-single-word="false"/>
      <style:text-properties style:font-name="Liberation Serif" fo:font-size="12pt" officeooo:rsid="003b6a91" officeooo:paragraph-rsid="003c75c6" style:font-size-asian="12pt" style:font-size-complex="12pt"/>
    </style:style>
    <style:style style:name="P49" style:family="paragraph" style:parent-style-name="Standard">
      <style:paragraph-properties fo:text-align="start" style:justify-single-word="false"/>
      <style:text-properties style:font-name="Liberation Serif" fo:font-size="14pt" fo:font-weight="bold" officeooo:rsid="003c75c6" officeooo:paragraph-rsid="003c75c6" style:font-size-asian="14pt" style:font-weight-asian="bold" style:font-size-complex="14pt" style:font-weight-complex="bold"/>
    </style:style>
    <style:style style:name="P50" style:family="paragraph" style:parent-style-name="Standard">
      <style:paragraph-properties fo:text-align="start" style:justify-single-word="false"/>
      <style:text-properties style:font-name="Liberation Serif" fo:font-size="14pt" fo:font-weight="bold" officeooo:rsid="0029063a" officeooo:paragraph-rsid="003c75c6" style:font-size-asian="14pt" style:font-weight-asian="bold" style:font-size-complex="14pt" style:font-weight-complex="bold"/>
    </style:style>
    <style:style style:name="P51" style:family="paragraph" style:parent-style-name="Standard">
      <style:paragraph-properties fo:text-align="start" style:justify-single-word="false"/>
      <style:text-properties style:font-name="DejaVu Math TeX Gyre" fo:font-size="16pt" fo:font-weight="bold" officeooo:rsid="003c75c6" officeooo:paragraph-rsid="003c75c6" style:font-size-asian="16pt" style:font-weight-asian="bold" style:font-size-complex="16pt" style:font-weight-complex="bold"/>
    </style:style>
    <style:style style:name="P52" style:family="paragraph" style:parent-style-name="Standard">
      <style:paragraph-properties fo:text-align="center" style:justify-single-word="false"/>
      <style:text-properties style:font-name="Linux Libertine Mono O" fo:font-size="16pt" officeooo:rsid="0042639c" officeooo:paragraph-rsid="0042639c" style:font-size-asian="16pt" style:font-size-complex="16pt"/>
    </style:style>
    <style:style style:name="P53" style:family="paragraph" style:parent-style-name="Standard">
      <style:paragraph-properties fo:text-align="center" style:justify-single-word="false"/>
      <style:text-properties style:font-name="Linux Libertine Mono O" fo:font-size="16pt" officeooo:rsid="0043c797" officeooo:paragraph-rsid="0043c797" style:font-size-asian="16pt" style:font-size-complex="16pt"/>
    </style:style>
    <style:style style:name="P54" style:family="paragraph" style:parent-style-name="Standard">
      <style:paragraph-properties fo:text-align="center" style:justify-single-word="false"/>
      <style:text-properties style:font-name="Linux Libertine Mono O" fo:font-size="16pt" officeooo:rsid="0045dab6" officeooo:paragraph-rsid="0045dab6" style:font-size-asian="16pt" style:font-size-complex="16pt"/>
    </style:style>
    <style:style style:name="P55" style:family="paragraph" style:parent-style-name="Standard">
      <style:paragraph-properties fo:text-align="start" style:justify-single-word="false"/>
      <style:text-properties style:font-name="Linux Libertine Mono O" fo:font-size="16pt" officeooo:rsid="0045dab6" officeooo:paragraph-rsid="0045dab6" style:font-size-asian="16pt" style:font-size-complex="16pt"/>
    </style:style>
    <style:style style:name="P56" style:family="paragraph" style:parent-style-name="Standard">
      <style:paragraph-properties fo:text-align="start" style:justify-single-word="false"/>
      <style:text-properties style:font-name="Liberation Serif" fo:font-size="12pt" officeooo:rsid="0042639c" officeooo:paragraph-rsid="0042639c" style:font-size-asian="12pt" style:font-size-complex="12pt"/>
    </style:style>
    <style:style style:name="P57" style:family="paragraph" style:parent-style-name="Standard">
      <style:paragraph-properties fo:text-align="start" style:justify-single-word="false"/>
      <style:text-properties style:font-name="Liberation Serif" fo:font-size="12pt" officeooo:rsid="0042639c" officeooo:paragraph-rsid="0043c797" style:font-size-asian="12pt" style:font-size-complex="12pt"/>
    </style:style>
    <style:style style:name="P58" style:family="paragraph" style:parent-style-name="Standard">
      <style:paragraph-properties fo:text-align="start" style:justify-single-word="false"/>
      <style:text-properties style:font-name="Liberation Serif" fo:font-size="12pt" officeooo:rsid="0043c797" officeooo:paragraph-rsid="0043c797" style:font-size-asian="12pt" style:font-size-complex="12pt"/>
    </style:style>
    <style:style style:name="P59" style:family="paragraph" style:parent-style-name="Standard">
      <style:paragraph-properties fo:text-align="start" style:justify-single-word="false"/>
      <style:text-properties style:font-name="Liberation Serif" fo:font-size="12pt" officeooo:rsid="0043c797" officeooo:paragraph-rsid="00440fcb" style:font-size-asian="12pt" style:font-size-complex="12pt"/>
    </style:style>
    <style:style style:name="P60" style:family="paragraph" style:parent-style-name="Standard">
      <style:paragraph-properties fo:text-align="start" style:justify-single-word="false"/>
      <style:text-properties officeooo:paragraph-rsid="0043c797"/>
    </style:style>
    <style:style style:name="P61" style:family="paragraph" style:parent-style-name="Standard">
      <style:paragraph-properties fo:text-align="start" style:justify-single-word="false"/>
      <style:text-properties officeooo:paragraph-rsid="0045dab6"/>
    </style:style>
    <style:style style:name="P62" style:family="paragraph" style:parent-style-name="Text_20_body">
      <style:text-properties officeooo:rsid="003b72c1" officeooo:paragraph-rsid="003b72c1"/>
    </style:style>
    <style:style style:name="P63" style:family="paragraph" style:parent-style-name="Text_20_body">
      <style:paragraph-properties fo:text-align="start" style:justify-single-word="false"/>
      <style:text-properties style:font-name="Liberation Serif" fo:font-size="12pt" fo:font-weight="normal" officeooo:rsid="003de7eb" officeooo:paragraph-rsid="003de7eb" style:font-size-asian="12pt" style:font-weight-asian="normal" style:font-size-complex="12pt" style:font-weight-complex="normal"/>
    </style:style>
    <style:style style:name="P64" style:family="paragraph" style:parent-style-name="Text_20_body">
      <style:text-properties officeooo:rsid="002beba6" officeooo:paragraph-rsid="003de7eb"/>
    </style:style>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7">
      <style:paragraph-properties fo:text-align="start" style:justify-single-word="false"/>
      <style:text-properties officeooo:paragraph-rsid="0045dab6"/>
    </style:style>
    <style:style style:name="T1" style:family="text">
      <style:text-properties officeooo:rsid="001bd3ad"/>
    </style:style>
    <style:style style:name="T2" style:family="text">
      <style:text-properties officeooo:rsid="001e4f23"/>
    </style:style>
    <style:style style:name="T3" style:family="text">
      <style:text-properties officeooo:rsid="001ea2ac"/>
    </style:style>
    <style:style style:name="T4" style:family="text">
      <style:text-properties officeooo:rsid="0020c6d2"/>
    </style:style>
    <style:style style:name="T5" style:family="text">
      <style:text-properties officeooo:rsid="002106f0"/>
    </style:style>
    <style:style style:name="T6" style:family="text">
      <style:text-properties officeooo:rsid="00226bd4"/>
    </style:style>
    <style:style style:name="T7" style:family="text">
      <style:text-properties officeooo:rsid="00232620"/>
    </style:style>
    <style:style style:name="T8" style:family="text">
      <style:text-properties officeooo:rsid="0024f8cf"/>
    </style:style>
    <style:style style:name="T9" style:family="text">
      <style:text-properties officeooo:rsid="00260deb"/>
    </style:style>
    <style:style style:name="T10" style:family="text">
      <style:text-properties officeooo:rsid="00260e33"/>
    </style:style>
    <style:style style:name="T11" style:family="text">
      <style:text-properties officeooo:rsid="0029063a"/>
    </style:style>
    <style:style style:name="T12" style:family="text">
      <style:text-properties officeooo:rsid="0029ff29"/>
    </style:style>
    <style:style style:name="T13" style:family="text">
      <style:text-properties fo:font-weight="bold" style:font-weight-asian="bold" style:font-weight-complex="bold"/>
    </style:style>
    <style:style style:name="T14" style:family="text">
      <style:text-properties officeooo:rsid="002a37b4"/>
    </style:style>
    <style:style style:name="T15" style:family="text">
      <style:text-properties officeooo:rsid="002beba6"/>
    </style:style>
    <style:style style:name="T16" style:family="text">
      <style:text-properties officeooo:rsid="002c19a3"/>
    </style:style>
    <style:style style:name="T17" style:family="text">
      <style:text-properties officeooo:rsid="002d6043"/>
    </style:style>
    <style:style style:name="T18" style:family="text">
      <style:text-properties officeooo:rsid="002eb833"/>
    </style:style>
    <style:style style:name="T19" style:family="text">
      <style:text-properties style:text-position="0% 100%" fo:font-weight="bold" style:font-weight-asian="bold" style:font-weight-complex="bold"/>
    </style:style>
    <style:style style:name="T20" style:family="text">
      <style:text-properties officeooo:rsid="002fbe82"/>
    </style:style>
    <style:style style:name="T21" style:family="text">
      <style:text-properties officeooo:rsid="003119ac"/>
    </style:style>
    <style:style style:name="T22" style:family="text">
      <style:text-properties officeooo:rsid="00316961"/>
    </style:style>
    <style:style style:name="T23" style:family="text">
      <style:text-properties officeooo:rsid="003186c3"/>
    </style:style>
    <style:style style:name="T24" style:family="text">
      <style:text-properties officeooo:rsid="00325f1b"/>
    </style:style>
    <style:style style:name="T25" style:family="text">
      <style:text-properties officeooo:rsid="00330681"/>
    </style:style>
    <style:style style:name="T26" style:family="text">
      <style:text-properties officeooo:rsid="0033e066"/>
    </style:style>
    <style:style style:name="T27" style:family="text">
      <style:text-properties officeooo:rsid="00342f67"/>
    </style:style>
    <style:style style:name="T28" style:family="text">
      <style:text-properties officeooo:rsid="0035c838"/>
    </style:style>
    <style:style style:name="T29" style:family="text">
      <style:text-properties officeooo:rsid="003770d3"/>
    </style:style>
    <style:style style:name="T30" style:family="text">
      <style:text-properties officeooo:rsid="0038d949"/>
    </style:style>
    <style:style style:name="T31" style:family="text">
      <style:text-properties officeooo:rsid="003a20c2"/>
    </style:style>
    <style:style style:name="T32" style:family="text">
      <style:text-properties style:font-name="Liberation Serif"/>
    </style:style>
    <style:style style:name="T33" style:family="text">
      <style:text-properties style:font-name="Liberation Serif" fo:font-size="12pt" style:font-size-asian="12pt" style:font-size-complex="12pt"/>
    </style:style>
    <style:style style:name="T34" style:family="text">
      <style:text-properties style:font-name="Liberation Serif" fo:font-size="12pt" officeooo:rsid="003a27f0" style:font-size-asian="12pt" style:font-size-complex="12pt"/>
    </style:style>
    <style:style style:name="T35" style:family="text">
      <style:text-properties style:font-name="Liberation Serif" fo:font-size="12pt" officeooo:rsid="003b6a91" style:font-size-asian="12pt" style:font-size-complex="12pt"/>
    </style:style>
    <style:style style:name="T36" style:family="text">
      <style:text-properties style:font-name="Liberation Serif" fo:font-size="12pt" officeooo:rsid="001bd3ad" style:font-size-asian="12pt" style:font-size-complex="12pt"/>
    </style:style>
    <style:style style:name="T37" style:family="text">
      <style:text-properties style:font-name="Liberation Serif" fo:font-size="12pt" officeooo:rsid="003b72c1" style:font-size-asian="12pt" style:font-size-complex="12pt"/>
    </style:style>
    <style:style style:name="T38" style:family="text">
      <style:text-properties style:font-name="Liberation Serif" fo:font-size="12pt" officeooo:rsid="003a20c2" style:font-size-asian="12pt" style:font-size-complex="12pt"/>
    </style:style>
    <style:style style:name="T39" style:family="text">
      <style:text-properties style:font-name="Liberation Serif" fo:font-size="12pt" officeooo:rsid="003de7eb" style:font-size-asian="12pt" style:font-size-complex="12pt"/>
    </style:style>
    <style:style style:name="T40" style:family="text">
      <style:text-properties style:font-name="Liberation Serif" fo:font-size="12pt" officeooo:rsid="003f5a30" style:font-size-asian="12pt" style:font-size-complex="12pt"/>
    </style:style>
    <style:style style:name="T41" style:family="text">
      <style:text-properties style:font-name="Liberation Serif" fo:font-size="12pt" officeooo:rsid="0042639c" style:font-size-asian="12pt" style:font-size-complex="12pt"/>
    </style:style>
    <style:style style:name="T42" style:family="text">
      <style:text-properties style:font-name="Liberation Serif" fo:font-size="12pt" officeooo:rsid="002d6043" style:font-size-asian="12pt" style:font-size-complex="12pt"/>
    </style:style>
    <style:style style:name="T43" style:family="text">
      <style:text-properties style:font-name="Liberation Serif" fo:font-size="12pt" officeooo:rsid="0043c797" style:font-size-asian="12pt" style:font-size-complex="12pt"/>
    </style:style>
    <style:style style:name="T44" style:family="text">
      <style:text-properties style:font-name="Liberation Serif" fo:font-size="12pt" officeooo:rsid="00440fcb" style:font-size-asian="12pt" style:font-size-complex="12pt"/>
    </style:style>
    <style:style style:name="T45" style:family="text">
      <style:text-properties style:font-name="Liberation Serif" officeooo:rsid="003a20c2"/>
    </style:style>
    <style:style style:name="T46" style:family="text">
      <style:text-properties style:font-name="Liberation Serif" officeooo:rsid="002d6043"/>
    </style:style>
    <style:style style:name="T47" style:family="text">
      <style:text-properties style:font-name="Liberation Serif" officeooo:rsid="0043c797"/>
    </style:style>
    <style:style style:name="T48" style:family="text">
      <style:text-properties style:font-name="Liberation Serif" officeooo:rsid="00440fcb"/>
    </style:style>
    <style:style style:name="T49" style:family="text">
      <style:text-properties style:font-name="Liberation Serif" officeooo:rsid="0045dab6"/>
    </style:style>
    <style:style style:name="T50" style:family="text">
      <style:text-properties officeooo:rsid="003b72c1"/>
    </style:style>
    <style:style style:name="T51" style:family="text">
      <style:text-properties officeooo:rsid="003c75c6"/>
    </style:style>
    <style:style style:name="T52" style:family="text">
      <style:text-properties officeooo:rsid="003de7eb"/>
    </style:style>
    <style:style style:name="T53" style:family="text">
      <style:text-properties officeooo:rsid="003f5a30"/>
    </style:style>
    <style:style style:name="T54" style:family="text">
      <style:text-properties officeooo:rsid="00413e42"/>
    </style:style>
    <style:style style:name="T55" style:family="text">
      <style:text-properties style:font-name="Liberation Serif" fo:font-size="12pt" style:font-size-asian="12pt" style:font-size-complex="12pt"/>
    </style:style>
    <style:style style:name="T56" style:family="text">
      <style:text-properties style:font-name="Liberation Serif" fo:font-size="12pt" officeooo:rsid="0042639c" style:font-size-asian="12pt" style:font-size-complex="12pt"/>
    </style:style>
    <style:style style:name="T57" style:family="text">
      <style:text-properties style:font-name="Liberation Serif" fo:font-size="12pt" officeooo:rsid="0043c797" style:font-size-asian="12pt" style:font-size-complex="12pt"/>
    </style:style>
    <style:style style:name="T58" style:family="text">
      <style:text-properties style:font-name="Liberation Serif" fo:font-size="12pt" officeooo:rsid="00440fcb" style:font-size-asian="12pt" style:font-size-complex="12pt"/>
    </style:style>
    <style:style style:name="T59" style:family="text">
      <style:text-properties style:font-name="Liberation Serif" fo:font-size="12pt" officeooo:rsid="0045dab6" style:font-size-asian="12pt" style:font-size-complex="12pt"/>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Linux <text:s text:c="4"/>Day</text:p>
      <text:p text:style-name="P18"/>
      <text:p text:style-name="P18">26.10.2024</text:p>
      <text:p text:style-name="P18"/>
      <text:p text:style-name="P52">Panoramica</text:p>
      <text:p text:style-name="P56"/>
      <text:p text:style-name="P60"><text:span text:style-name="T41">Il Linux Day 2024, organizzato da Roma2LUG presso l’Universi</text:span><text:span text:style-name="T41">t</text:span><text:span text:style-name="T38">à </text:span><text:span text:style-name="T41">di Tor Vergata, </text:span><text:span text:style-name="T42">è </text:span><text:span text:style-name="T41">la principale manifestazione italiana dedicata a Linux e agli </text:span><text:span text:style-name="T32">appassionati</text:span><text:span text:style-name="T41"> di software libero e open source. Il tema scelto per quest’anno </text:span><text:span text:style-name="T42">è </text:span><text:span text:style-name="T41">stato la cybersecurity e l’evento ha presentato varie conferenze e dimostrazioni pratiche, incoraggiando anche networking e stimolando la curiosit</text:span><text:span text:style-name="T38">à </text:span><text:span text:style-name="T43">dei partecipanti. </text:span></text:p>
      <text:p text:style-name="P57"><text:span text:style-name="T47"/></text:p>
      <text:p text:style-name="P58"><text:span text:style-name="T32">Personalemente ho partecipato con lo scopo di approfondire il tema della cybersecurity, speravo di approfondire alcuni temi, fra cui la cybersecurity su Android e questo evento ha soddisfatto la mia curiosit</text:span><text:span text:style-name="T45">à! </text:span><text:span text:style-name="T32">Con questa relazione </text:span><text:span text:style-name="T46">è </text:span><text:span text:style-name="T32">mio intento approfondire le conferenze che mi hanno colpito maggiormente.</text:span></text:p>
      <text:p text:style-name="P15"/>
      <text:p text:style-name="P15">Tecniche d’attacco alle reti WiFI tramite Flipper Zero</text:p>
      <text:p text:style-name="P19">Stefano Capezzone</text:p>
      <text:p text:style-name="P5"/>
      <text:p text:style-name="P5"/>
      <text:p text:style-name="P2">---------------------------------</text:p>
      <text:p text:style-name="P6"/>
      <text:p text:style-name="P1"><text:span text:style-name="T17">La sicurezza informatica è complessa e impone di ragionare secondo il principio del sistema chiuso, dopotutto l’unico sistema davvero sicuro è quello spento. </text:span>È fondamentale progettare misure che coprano tutte le possibili porte di accesso, analizzando <text:span text:style-name="T17">ogni</text:span> problema in modo completo e sviluppando campagne di hacking etico e penetration testing che esaminino ogni potenziale punto di attacco. Un aspetto spesso trascurato è la sicurezza delle comunicazioni wireless. L’etere è uno spazio condiviso, e i segnali radio possono essere captati e generati da chiunque. Di conseguenza, molti protocolli esistenti, come WiFi, Bluetooth e le trasmissioni sub-Gigahertz, presentano vulnerabilità strutturali che possono essere sfruttate in vari modi.</text:p>
      <text:p text:style-name="P1"/>
      <text:p text:style-name="P1">Negli ultimi mesi, un piccolo dispositivo portatile chiamato Flipper Zero ha attirato molta attenzione. Questo strumento sembra aver reso le tecniche di penetration testing accessibili a tutti, grazie alla sua interfaccia semplice e intuitiva. Tuttavia, questa facilità d'uso ha sollevato preoccupazioni, tanto che alcuni paesi, come il Canada <text:span text:style-name="T17">o il Belgio,</text:span> hanno addirittura vietato la vendita del dispositivo. <text:span text:style-name="T17">Flipper Zero è davvero uno strumento così pericoloso? Secondo </text:span><text:span text:style-name="T18">Stefano Capezzone, presidente del Gruppo Fastal-Blu Sistemi, la risposta è no.</text:span></text:p>
      <text:p text:style-name="P26"/>
      <text:p text:style-name="P26">Ma cos’è Flipper Zero?</text:p>
      <text:p text:style-name="P26"/>
      <text:p text:style-name="P26">Flipper Zero è un dispositivo portatile progettato per la sicurezza informatica e il penetration testing. Si presenta come un piccolo gadget simile a un telecomando, con un'interfaccia user-friendly. È dotato di diverse funzionalità che lo rendono versatile per esplorare e testare la sicurezza di vari protocolli di comunicazione, come WiFi, Bluetooth, RFID e infrarossi.</text:p>
      <text:p text:style-name="P26"><text:soft-page-break/></text:p>
      <text:p text:style-name="P26">Ecco alcune delle caratteristiche principali di Flipper Zero:</text:p>
      <text:p text:style-name="P26"/>
      <text:p text:style-name="P26"><text:span text:style-name="T13">- Multi-protocollo: </text:span>Supporta diverse tecnologie e protocolli, consentendo agli utenti di interagire con una vasta gamma di dispositivi, come serrature elettroniche, telecomandi e sistemi di accesso. <text:span text:style-name="T21">Dalla clonazione di comandi radio a comandi infrarossi</text:span>;</text:p>
      <text:p text:style-name="P26"><text:span text:style-name="T13">- Facilità d'uso: </text:span>La sua interfaccia è intuitiva, permettendo anche ai principianti di esplorare tecniche di hacking e sicurezza senza dover affrontare configurazioni complesse;</text:p>
      <text:p text:style-name="P26"><text:span text:style-name="T13">- Funzioni di hacking etico</text:span>: Include strumenti per eseguire test di vulnerabilità, raccogliere informazioni e analizzare sistemi, rendendolo utile sia per professionisti della sicurezza che per hobbisti;</text:p>
      <text:p text:style-name="P26"><text:span text:style-name="T19">- Community attiva</text:span>: Flipper Zero ha una comunità online vivace che condivide script, tutorial e aggiornamenti, permettendo agli utenti di espandere continuamente le funzionalità del dispositivo;</text:p>
      <text:p text:style-name="P26"><text:span text:style-name="T13">- Programmazione open-source:</text:span> Gli utenti possono personalizzare e modificare il dispositivo secondo le proprie esigenze, grazie alla sua natura open-source.</text:p>
      <text:p text:style-name="P26"/>
      <text:p text:style-name="P27">Tuttavia, la facilità d'uso e le sue potenti funzionalità hanno sollevato preoccupazioni riguardo all'uso improprio del dispositivo, <text:span text:style-name="T20">dato che alcuni utenti lo hanno utilizzato a scopo malevolo o per causare lievi disservizi. Un esempio di ciò sono le reti WiFi aperte, che non hanno una configurazione, ma sono piuttosto comuni in spazi pubblici come centri commerciali o treni. Un utente competente con Kali Linux ha sempre potuto sfruttare una rete aperta, ma la peculiarità di Flipper Zero è proprio che un utente non deve essere </text:span><text:span text:style-name="T21">competente</text:span><text:span text:style-name="T20"> per sfruttare le vulnerabilità di una rete aperta. </text:span><text:span text:style-name="T22">Ciò rappresenta dunque</text:span><text:span text:style-name="T1"> una minaccia per la sicurezza? No. È </text:span><text:span text:style-name="T22">a tutti gli effetti </text:span><text:span text:style-name="T1">un giocattolo, </text:span><text:span text:style-name="T22">dato che rende il pentesting un gioco. </text:span><text:span text:style-name="T1">Un bravo hacker con Kali Linux può sfruttare a proprio vantaggio qualunque rete Wifi. Ma divenirlo richiede impegno e dedizione. Flipper Zero è la via di mezzo, una divertente iniziazione, aumentando consapevolezza e competenza. Stimola la curiosità ed è un potente strumento didattico se usato bene, in quanto la cybersecurity richiede l'impiego di bravi hacker e utenti molto consapevoli.</text:span></text:p>
      <text:p text:style-name="P27"/>
      <text:p text:style-name="P27"><text:span text:style-name="T22">Anche perché Flipper Zero non sarebbe mai</text:span><text:span text:style-name="T1"> in grado di penetrare una rete ben configurata, </text:span><text:span text:style-name="T23">che un utente con Kali Linux invece potrebbe penetrare. L’unica cosa che Flipper Zero ha in più è che da meno nell’occhio, ma considerando il fatto che le funzionalità sono limitate ad hack dal potenziale molto contenuto, ciò non si può considerare come un vero e proprio pericolo, sarebbe inutil</text:span><text:span text:style-name="T52">e</text:span><text:span text:style-name="T23"> proibirne la vendita. Anche perché, finché esistono le Developer Board, Flipper Zero potrebbe essere replicato a casa. </text:span><text:span text:style-name="T25">E</text:span><text:span text:style-name="T23"> cos’è una Developer Board?</text:span></text:p>
      <text:p text:style-name="P27"/>
      <text:p text:style-name="P28">Una Developer Board è una scheda di sviluppo progettata per facilitare la creazione, il prototipaggio e la sperimentazione di progetti elettronici e software. Queste schede offrono una piattaforma versatile su cui gli sviluppatori possono testare le loro idee, costruire applicazioni e apprendere concetti di programmazione e ingegneria. Installando su una schedina <text:span text:style-name="T1">in ESP32</text:span> Maurader,<text:span text:style-name="T1"> un tookit a linea di comando, che ha molte opzioni preinstallate</text:span> per la sicurezza ed il testing in ambito di sviluppo software e hardware, la Developer Board può fare molte delle cose che può fare Flipper Zero. Se ci fosse un divieto di acquisto, <text:span text:style-name="T24">dunque, </text:span>basterebbe così poco per replicare le funzioni di tale dispositivo.</text:p>
      <text:p text:style-name="P28"/>
      <text:p text:style-name="P29">Ma vediamo alcuni attacchi o disservizi che possono partire da un Flipper Zero <text:span text:style-name="T25">che sono stati presentati da Capezzone</text:span>:</text:p>
      <text:p text:style-name="P29"/>
      <text:p text:style-name="P22"><text:span text:style-name="T11">1)</text:span><text:span text:style-name="T1"> </text:span><text:span text:style-name="T25">Beacon Spam</text:span></text:p>
      <text:p text:style-name="P29"/>
      <text:p text:style-name="P29">Il Beacon Spam è una tecnica di attacco che sfrutta i segnali Bluetooth Low Energy (BLE) <text:span text:style-name="T25">o i pacchetti di beacon trasmessi dalle reti WiFi </text:span>per inviare messaggi indesiderati o pubblicità non <text:soft-page-break/>richieste a dispositivi nelle vicinanze, come smartphone e tablet, causando congestione nella rete Bluetooth <text:span text:style-name="T25">e/o WiFi, in quanto nell’interfaccia dei dispositivi cellulari delle persone nell’area dell’attacco appariranno i nomi dei beacon nella sezione di connessione Bluetooth e/o WiFi. </text:span><text:span text:style-name="T1">Il Flipper p</text:span><text:span text:style-name="T25">uò essere usato per prendere in giro le persone, congestionando la rete WiFi con beacon con nomi divertenti.</text:span><text:span text:style-name="T1"> Ma </text:span><text:span text:style-name="T25">può essere sfruttato</text:span><text:span text:style-name="T1"> anche </text:span><text:span text:style-name="T25">per </text:span><text:span text:style-name="T1">attacchi che in scala maggiore più seri, come un Denial of Service. </text:span><text:span text:style-name="T25">Infatti congestionando una rete WiFi con svariati beacon falsi, che hanno lo stesso nome del beacon vero, degli utenti ignari dell’attacco potrebbero essere confusi, non sapendo a quale WiFi connettersi, dato che ce ne sono decine con lo stesso nome, ma solo uno è quello vero. Questo attacco è particolarmente tedioso se messo in combinazione con un DeAuth;</text:span></text:p>
      <text:p text:style-name="P29"/>
      <text:p text:style-name="P22"><text:span text:style-name="T26">2</text:span><text:span text:style-name="T11">)</text:span><text:span text:style-name="T1"> </text:span><text:span text:style-name="T25">DeAuth</text:span></text:p>
      <text:p text:style-name="P1"/>
      <text:p text:style-name="P7">Un attacco DeAuth, o di deautenticazione, è una tecnica utilizzata principalmente nelle reti Wi-Fi, <text:span text:style-name="T26">che s</text:span>frutta una vulnerabilità del protocollo Wi-Fi per inviare pacchetti di disconnessione a un dispositivo connesso, costringendolo a disconnettersi. Selezionando la rete target, il Flipper Zero inonda la rete con pacchetti DeAuth, che avvisano il dispositivo di disconnettersi dal punto di accesso. Poiché il protocollo Wi-Fi non richiede autenticazione per questi pacchetti, il dispositivo target accetta il comando e si disconnette, perdendo temporaneamente l'accesso alla rete.</text:p>
      <text:p text:style-name="P7"/>
      <text:p text:style-name="P30">Questa temporanea perdita di connettività può essere sfruttata durante un Beacon Spam, perché gli utenti, disconnettendosi dal WiFi per via del DeAuth, cercheranno di riconnettersi, solo per trovare la rete WiFi piena di beacon tutti con lo stesso nome. Questi due attacchi possono infine essere combinati con un Evil Portal;</text:p>
      <text:p text:style-name="P30"/>
      <text:p text:style-name="P23"><text:span text:style-name="T26">3</text:span><text:span text:style-name="T11">)</text:span><text:span text:style-name="T1"> </text:span><text:span text:style-name="T26">Evil Portal</text:span></text:p>
      <text:p text:style-name="P1"/>
      <text:p text:style-name="P8">L'attacco di "Evil Portal" è un fenomeno che sfrutta le vulnerabilità nei sistemi di autenticazione e configurazione dei portali web, <text:span text:style-name="T27">cercando </text:span>di ingannare gli utenti facendogli credere di trovarsi nel portale legittimo, mentre in realtà vengono reindirizzati a un sito malevolo progettato per assomigliare all'originale. </text:p>
      <text:p text:style-name="P8"/>
      <text:p text:style-name="P8">Quando un utente tenta di accedere al portale, <text:span text:style-name="T27">si possono</text:span> utilizzare tecniche di phishing per convincerlo a inserire le proprie credenziali. In alternati<text:span text:style-name="T30">va</text:span> <text:span text:style-name="T27">si </text:span>potrebbe intercettare la connessione <text:span text:style-name="T27">dell’utente, tecnica chiamata sniffing. </text:span>Questo tipo di attacco è subdolo e può risultare difficile da rilevare, poiché l'utente stesso collabora inconsapevolmente alla violazione della sicurezza. </text:p>
      <text:p text:style-name="P8"/>
      <text:p text:style-name="P31">Nel contesto di una rete pubblica un utente con un Flipper Zero potrebbe caricare un Evil Portal, disconnettere tutti gli utenti connessi con un DeAuth, farli riconnettere e gli utenti, credendo di essere sul vero portale di un sito come Netflix, fornirebbero all’attaccante i propri dati da sé.</text:p>
      <text:p text:style-name="P1"/>
      <text:p text:style-name="P1"/>
      <text:p text:style-name="P1"/>
      <text:p text:style-name="P9"><text:span text:style-name="T28">Tutti questi attacchi sembrano evidenziare che il Flipper Zero ha </text:span><text:span text:style-name="T29">del potenziale </text:span><text:span text:style-name="T30">per creare dei disservizi o potenzialmente attacchi, ma con un minimo di esperienza un hacker principiante sarebbe in grado di replicarli. E se basta talmente poco per replicare le funzioni di un prodotto la </text:span><text:span text:style-name="T52">cui</text:span><text:span text:style-name="T30"> vendita viene proibita, </text:span>è <text:span text:style-name="T30">evidente che il problema non </text:span>è <text:span text:style-name="T30">il prodotto </text:span><text:span text:style-name="T31">in </text:span><text:span text:style-name="T28">sé</text:span><text:span text:style-name="T30">.</text:span></text:p>
      <text:p text:style-name="P9">La chiave per proteggersi <text:span text:style-name="T30">non </text:span>è <text:span text:style-name="T30">proibire, ma incentivare ad informarsi, rendere accessibile</text:span> una formazione adeguata sulla sicurezza informatica, <text:span text:style-name="T30">al fine di </text:span><text:span text:style-name="T31">comprendere, </text:span><text:span text:style-name="T30">non </text:span><text:span text:style-name="T31">di </text:span><text:span text:style-name="T30">demonizzare </text:span><text:span text:style-name="T31">quello che funzionalmente </text:span>è <text:span text:style-name="T31">un giocattolo o poco </text:span><text:span text:style-name="T15">più</text:span>.</text:p>
      <text:p text:style-name="P1"/>
      <text:p text:style-name="P1"/>
      <text:p text:style-name="P1"/>
      <text:p text:style-name="P16"><text:soft-page-break/></text:p>
      <text:p text:style-name="P16"/>
      <text:p text:style-name="P16">Libertà e Privacy con GrapheneOS</text:p>
      <text:p text:style-name="P20">Luca Balistreri</text:p>
      <text:p text:style-name="P9"/>
      <text:p text:style-name="P9"/>
      <text:p text:style-name="P3">---------------------------------</text:p>
      <text:p text:style-name="P3"/>
      <text:p text:style-name="P3"/>
      <text:p text:style-name="P3"/>
      <text:p text:style-name="P32">Con iOS e Android appartenenti entrambi a grandi compagnie, rispettivamente Apple e Google, sembra che avere uno smartphone davvero libero da servizi offerti da aziende big tech sia impossibile. I motivi per i quali un utente potrebbe volersi allontanare dai servizi delle aziende big tech non sono neanche difficili da trovare: in passato dei leak al database di Apple hann<text:span text:style-name="T33">o già </text:span><text:span text:style-name="T39">rivelato</text:span><text:span text:style-name="T33"> del materiale di alcuni utenti che </text:span><text:span text:style-name="T34">non sarebbe dovuto uscire, in quanto erano fotografie e dati degli utenti eliminati dagli stessi da mesi, mentre per Google </text:span><text:span text:style-name="T39">vi sono stati diversi</text:span><text:span text:style-name="T34"> scandali legati alla sua poco trasparente gestione dei dati degli utenti, fra cui per esempio la causa da 5 miliardi di dollari per aver tracciato e registrato dati di utenti che stavano semplicemente utilizzando il browser predefinito ad Android in incognito.</text:span></text:p>
      <text:p text:style-name="P47"/>
      <text:p text:style-name="P33"><text:span text:style-name="T34">Il problema </text:span><text:span text:style-name="T35">per molti utenti </text:span><text:span text:style-name="T36">è </text:span><text:span text:style-name="T35">enorme e la GrapheneOS Foundation ci propone la loro soluzione, GrapheneOS, un sistema operativo mobile sicuro e focalizzato sulla privacy, basato su Android ma con funzionalità avanzate di sicurezza. </text:span></text:p>
      <text:p text:style-name="P49"/>
      <text:p text:style-name="P50"/>
      <text:p text:style-name="P34"><text:span text:style-name="T11">P</text:span>ro</text:p>
      <text:p text:style-name="P48"/>
      <text:p text:style-name="P33"><text:span text:style-name="T35">A differenza di molti sistemi orientati alla privacy che richiedono competenze tecniche, GrapheneOS è pensato sia per appassionati di tecnologia che per utenti comuni. Il suo obiettivo è fornire un maggiore controllo sui tuoi dati, senza compromettere l'usabilità. </text:span>È <text:span text:style-name="T50">inoltre </text:span>gratuito e open-source, il che significa che chiunque può esaminare il codice, contribuire a miglioramenti o utilizzarlo. Se sei preoccupato per chi ha accesso ai tuoi dati, i sistemi open-source rappresentano un ottimo punto di partenza grazie alla loro trasparenza. </text:p>
      <text:p text:style-name="Text_20_body"/>
      <text:p text:style-name="Text_20_body"><text:span text:style-name="T52">Per impostazione predefinita</text:span>, le app non possono accedere ai tuoi dati o hardware a meno che tu non dia loro il permesso. Anche i servizi di Google operano all'interno di limiti rigorosi se decidi di utilizzarli. Le app necessitano di un'approvazione esplicita per utilizzare funzionalità come la posizione o l'accesso ai contatti. </text:p>
      <text:p text:style-name="Text_20_body">GrapheneOS offre anche protezione contro minacce di sicurezza comuni. Il sistema operativo include difese integrate, come indirizzi MAC casuali, che rendono più difficile il tracciamento del tuo dispositivo attraverso diverse reti. Gli indirizzi MAC sono utilizzati sia nelle connessioni Bluetooth che Wi-Fi, quindi questo processo di randomizzazione ti mantiene al sicuro, indipendentemente dal modo in cui sei connesso. </text:p>
      <text:p text:style-name="P62"><text:soft-page-break/>E allora che motivo ho di non passare subito a GrapheneOS, sembra ottimo no? Vediamo l’altra faccia della medaglia.</text:p>
      <text:p text:style-name="P50"/>
      <text:p text:style-name="P50"/>
      <text:p text:style-name="P34">Contro</text:p>
      <text:p text:style-name="P49"/>
      <text:p text:style-name="P41">Attualmente, GrapheneOS è supportato solo sui dispositivi Google Pixel, e ci sono buone ragioni per questo. I telefoni Pixel sono dotati di solide caratteristiche di sicurezza basate su hardware, come i chip di sicurezza Titan M, che li rendono ideali per un sistema operativo come GrapheneOS. Se possiedi un Pixel 3 o un modello più recente, puoi facilmente installare GrapheneOS. Potresti chiederti perché sia limitato ai dispositivi Google Pixel. L'hardware di Google offre una sicurezza migliorata, essenziale per il corretto funzionamento del sistema operativo. La buona notizia è che futuri aggiornamenti potrebbero estendersi ad altri telefoni, ma per ora il Pixel rimane lo standard d'oro. Se non possiedi un telefono Pixel, l'installazione su altri dispositivi è teoricamente possibile, ma comporta dei rischi. Anche la documentazione ufficiale consiglia di installarlo su un Pixel e non fornisce supporto per chi desidera installarlo su un dispositivo non Pixel, quindi fai attenzione. </text:p>
      <text:p text:style-name="P41"><text:span text:style-name="T50">E non </text:span><text:span text:style-name="T36">è </text:span><text:span text:style-name="T37">tutto, limitare i Google Play Services significa che molte applicazioni </text:span><text:span text:style-name="T40">potrebbero non funzionare</text:span><text:span text:style-name="T37"> correttamente. Essi possono essere</text:span> installa<text:span text:style-name="T50">ti in</text:span> una versione sandbox di Google Play. Questo ti permette di continuare a utilizzare app popolari come YouTube o WhatsApp senza compromettere la tua privacy. Detto ciò, alcune app dipendono fortemente dall'infrastruttura di Google. Ad esempio, alcune app bancarie potrebbero non funzionare senza quei servizi, <text:span text:style-name="T50">o anche giochi con microtransazioni</text:span>. </text:p>
      <text:p text:style-name="P42">Il sistema di sandboxing rinforzato poi limita molto delle applicazioni che, essendo obbligate a rispettare i protocolli di privacy del sistema operativo in modo assai restrittivo, non potranno eseguire alcune delle loro funzioni, dagli aggiornamenti automatici alle notifiche in background sempre attive, in vari casi. </text:p>
      <text:p text:style-name="P43"><text:span text:style-name="T51">Infine il supporto tecnico, per eventuali problemi, si trasforma in una caccia al bug nei forum di supporto o una biblica lettura di tutta la documentazione, </text:span><text:span text:style-name="T53">s</text:span>perando di trovare soluzioni ai problemi riscontrati</text:p>
      <text:p text:style-name="P41"/>
      <text:p text:style-name="P34">Dunque?</text:p>
      <text:p text:style-name="P34"/>
      <text:p text:style-name="P35"><text:span text:style-name="T37">G</text:span><text:span text:style-name="T33">rapheneOS ci offre qualcosa che non </text:span><text:span text:style-name="T36">è </text:span><text:span text:style-name="T33">scontato affatto: un’alternativa. Forse non </text:span><text:span text:style-name="T36">è </text:span><text:span text:style-name="T33">la soluzione definitiva ed ha dei problemi evidenti, ma fa tutto quello che promette e lo fa anche piuttosto bene. Ha ancora molto tempo per evolversi e </text:span><text:span text:style-name="T39">sar</text:span><text:span text:style-name="T38">à </text:span><text:span text:style-name="T33">indubbiamente </text:span><text:span text:style-name="T39">interessante vedere questo progetto evolversi nel tempo.</text:span></text:p>
      <text:p text:style-name="P63"/>
      <text:p text:style-name="P14"/>
      <text:p text:style-name="P17"/>
      <text:p text:style-name="P17"><text:soft-page-break/></text:p>
      <text:p text:style-name="P17"/>
      <text:p text:style-name="P17">Sicurezza in Android</text:p>
      <text:p text:style-name="P21">Danilo dell’Orco</text:p>
      <text:p text:style-name="P11"/>
      <text:p text:style-name="P11"/>
      <text:p text:style-name="P4">---------------------------------</text:p>
      <text:p text:style-name="P12"/>
      <text:p text:style-name="P45"><text:span text:style-name="T1">Android è, ed è stato, il sistema operativo per smartphone più diffuso nel mondo con </text:span><text:span text:style-name="T2">ben </text:span><text:span text:style-name="T1">oltre 1,4 miliardi di persone che giornalmente utilizza</text:span><text:span text:style-name="T53">no</text:span><text:span text:style-name="T1"> uno smartphone o un tablet Android. Il suo successo si deve in parte alla sua natura open source e non deve essere sostenuto economicamente dai produttori. </text:span>Tuttavia, questa apertura presenta anche un coltello a doppio taglio<text:span text:style-name="T1">: </text:span><text:span text:style-name="T53">la presenza di numerose fork differenti di Android, le quali andrebbero aggiornate ognuna indipendentemente l’una dall’altra, </text:span><text:span text:style-name="T1">ha creato una situazione in cui molti telefoni Android non vengono aggiornati regolarmente con le più recenti patch di sicurezza, </text:span><text:span text:style-name="T53">un problema che ormai si è radicato.</text:span></text:p>
      <text:p text:style-name="P36">In origine Android era un sistema operativo che puntava all’efficienza più che alla sicurezza, ma con il tempo e la diffusione del sistema operativo è stata data un’importanza sempre maggiore ad essa. “Il lavoro crittografico che abbiamo fatto, il sandboxing e molti altri sforzi per rendere la vita più difficile a<text:span text:style-name="T3">i criminali informatici</text:span>, stanno dando i risultati. <text:span text:style-name="T3">(...)</text:span> <text:s/><text:span text:style-name="T3">Complessivamente n</text:span>o, non è insicur<text:span text:style-name="T3">o</text:span>. Penso che ci sia il Management Risk ma è molto diverso dal livello di rischio per l'utente.”, ha detto Adrian Ludwig, il direttore della sicurezza della piattaforma Android, in un'intervista.</text:p>
      <text:p text:style-name="P11"/>
      <text:p text:style-name="P40">Infatti, non c'è dubbio che le ultime versioni rilasciate di Android offrano una maggiore sicurezza rispetto a quelle precedenti: quello che è il problema è la mancanza di benefici percepiti da un numero di utenti.</text:p>
      <text:p text:style-name="P40"/>
      <text:p text:style-name="P12">È possibile considerare sicure le versioni più aggiornate di Google Android: “Ma soprattutto nella versione più bassa di Android, stanno emergendo vulnerabilità e ci sono molti produttori del dispositivo che non hanno il supporto o non rilasciano gli aggiornamenti per i loro apparati. All’odierna sono state identificate quasi 800 vulnerabilità nelle reti operate.”</text:p>
      <text:p text:style-name="P40"><text:span text:style-name="T5">Il fatto che</text:span><text:span text:style-name="T4"> le patch di sicurezza non arrivano a tutti i te</text:span><text:span text:style-name="T5">lefoni è un evidente vulnerabilità: </text:span>“4 telefoni su cinque non hanno <text:span text:style-name="T4">accesso</text:span> <text:span text:style-name="T4">al</text:span>l’aggiornamento, il che significa che la maggior parte dei telefoni cellulari è rimasta a rischio. <text:span text:style-name="T5">(…) È necessario stimolare i ricercatori ad aprire gli aggiornamenti mensili di sicurezza e a cercare di sfruttare quelle vulnerabilità, per continuare a promuovere una migliore correzione e un sistema di mobilità globale più sicuro</text:span>”, dice Joshua J. Drake, <text:span text:style-name="T6">esperto di ricerca nella sicurezza su Android per Zimperium</text:span>.</text:p>
      <text:p text:style-name="P40">In questo c'è da riconoscere che Google ha fatto dei progressi nella direzione giusta ma c'è ancora molto da fare, dal momento che ci sono patch mensili <text:span text:style-name="T53">che vengono </text:span>rilasciate e gli elementi di Android sono stati separati per più agevole distribuzione di nuovi aggiornamenti. Nonostante ciò, però, le versioni più vecchie di Android sono state del tutto abbandonate.</text:p>
      <text:p text:style-name="P40"><text:soft-page-break/>La questione della frammentazione di Android non è una sfida facile da risolvere. Google ha avuto difficoltà a persuadere i carrier e i produttori a rilasciare gli aggiornamenti sui loro dispositivi Android. </text:p>
      <text:p text:style-name="P45">“Fino a quando ogni aggiornamento non sarà disponibile su ogni dispositivo, siamo ancora a rischio. <text:span text:style-name="T6">(…) G</text:span>li utenti Android hanno una vita un po' più facile poiché possono scaricare qualsiasi app da qualsiasi fonte,” spiega<text:span text:style-name="T6"> Malk Morgenstern, CEO di un’azienda di test di antivirus per Android</text:span>. “Questo fatto rende facile introdurre app dannose nel dispositivo. Altri sistemi operativi prendono questo aspetto con maggiore serietà e consentono l'installazione solo dai loro mercati chiusi.”</text:p>
      <text:p text:style-name="P40"/>
      <text:p text:style-name="P40"><text:span text:style-name="T7">A riguardo di ciò, Danilo Dell’Orco c</text:span>i spiega <text:span text:style-name="T7">che le applicazioni in Android sono principalmente scritte in Java, Kotlin o in C, meno frequentemente. Oltre a essere potenti e flessibili, i due primi linguaggi sono anche open-source e ciò comporta delle inevitabili conseguenze. In parole povere, le applicazioni per Android possono essere “reversate”: tramite un processo di reverse-engineering, le applicazioni possono essere scomposte e analizzate. Questo processo è reso possibile da un gran numero di software che possono essere facilmente trovati online e significa che chiunque può “studiare” qualsiasi applicazione disponibile. </text:span></text:p>
      <text:p text:style-name="P40"><text:span text:style-name="T7">Quando un’ applicazione viene decompilata, il suo codice viene estratto in un bytecode denominato “Smali”, cioè il bytecode dei file “.dex”, l’eseguibile di Android. Questo significa che il codice originale viene convertito nel codice che può essere letto e modificato. L’esempio di Dell’Orco mostra la semplicità di questo processo: attraverso l’utilizzo di un tool abbastanza basilare, in questo caso APKTool, chiunque p</text:span><text:span text:style-name="T9">uò</text:span><text:span text:style-name="T7"> accedere al codice sorgente dell’applicazione e compiere delle modifiche al codice. </text:span><text:span text:style-name="T9">S</text:span><text:span text:style-name="T7">fruttando sol</text:span><text:span text:style-name="T9">amente</text:span><text:span text:style-name="T7"> il codice della main activity poco dopo aver aperto l’applicazione è infatti possibile, non solo ritoccare il codice e modificarne alcune funzionalità, ma proprio cambiare alcune funzioni dell’applicazione. </text:span><text:span text:style-name="T9">Quest</text:span><text:span text:style-name="T7">a facilità è la base della seria domanda sulla sicurezza dell’app: se tutto questo può essere fatto, quante persone potranno sfruttare ciò per intenzioni malevole? Chiunque abbia </text:span><text:span text:style-name="T9">un’</text:span><text:span text:style-name="T7">esperienza </text:span><text:span text:style-name="T9">anche solo di livello intermedio</text:span><text:span text:style-name="T7"> </text:span><text:span text:style-name="T9">la programmazione</text:span><text:span text:style-name="T7"> può utilizzare le possibilità offerte dal ribaltamento del codice per creare </text:span><text:span text:style-name="T9">delle versioni </text:span><text:span text:style-name="T7">alternativ</text:span><text:span text:style-name="T9">e</text:span><text:span text:style-name="T7"> </text:span><text:span text:style-name="T9">de</text:span><text:span text:style-name="T7">ll’app e far sì che lo smartphone d</text:span><text:span text:style-name="T9">i un </text:span><text:span text:style-name="T7">utente </text:span><text:span text:style-name="T9">ignaro </text:span><text:span text:style-name="T7">non s</text:span><text:span text:style-name="T9">ia in grado di riconoscere</text:span><text:span text:style-name="T7"> la differenza. Qui entra</text:span><text:span text:style-name="T8">no</text:span><text:span text:style-name="T7"> i</text:span><text:span text:style-name="T8">n</text:span><text:span text:style-name="T7"> gioco la firma degli APK </text:span><text:span text:style-name="T8">e gli antivirus, in particolare Play Protect, l’antivirus nativo ad Android, che </text:span><text:span text:style-name="T1">giocano un ruolo cruciale nella sicurezza delle applicazioni. </text:span></text:p>
      <text:p text:style-name="P12">La firma degli APK è un processo essenziale che garantisce l'integrità e l'autenticità delle app. Ogni applicazione deve essere firmata digitalmente dallo sviluppatore prima della distribuzione, e questa firma aiuta a prevenire modifiche non autorizzate al codice. Play Protect, che fa parte del Google Play Store, esegue controlli regolari su tutte le app installate, analizzando le firme e cercando comportamenti sospetti, contribuendo così a proteggere gli utenti da applicazioni potenzialmente dannose. </text:p>
      <text:p text:style-name="P12">Tuttavia, gli antivirus di terze parti, a differenza di Play Protect, affrontano notevoli limitazioni a causa del sistema di sandboxing di Android. Questo approccio di sicurezza isola le app l'una dall'altra, impedendo interazioni dirette con il sistema operativo e con altre applicazioni. Di conseguenza, gli antivirus esterni spesso si limitano a compiti basilari, come la verifica delle firme di alcune app o l'esecuzione di scansioni superficiali, senza avere accesso completo per monitorare <text:soft-page-break/>comportamenti più complessi o attacchi mirati. Questa situazione influisce negativamente sulla percezione della sicurezza da parte degli utenti. Spesso, gli utenti si sentono al sicuro semplicemente perché hanno installato un antivirus, anche se la protezione offerta da queste soluzioni è limitata. Questa fiducia può portarli a trascurare buone pratiche di sicurezza, come installare app solo da fonti affidabili o aggiornare regolarmente i propri dispositivi. Di conseguenza, anche con un antivirus attivo, gli utenti potrebbero rimanere vulnerabili a minacce <text:span text:style-name="T10">relativamente basilari</text:span>, rendendo necessaria una maggiore consapevolezza riguardo alla sicurezza delle applicazioni e dei dispositivi Android.</text:p>
      <text:p text:style-name="P37"><text:span text:style-name="T10">Anche perché</text:span> la firma delle applicazioni può essere falsata, basta che il nome e il codice hash fra certificato e app siano corrispondenti, <text:span text:style-name="T10">dunque anche se un antivirus facesse con efficacia ciò che promette, potrebbe comunque non essere abbastanza.</text:span></text:p>
      <text:p text:style-name="P37"/>
      <text:p text:style-name="P11">In linea generale i malware hanno bisogno di permessi per fare danni <text:span text:style-name="T11">e c</text:span>i sono vari modi <text:span text:style-name="T11">tramite i quali un malintenzionato può ottenerli, fra cui:</text:span> </text:p>
      <text:p text:style-name="P11"/>
      <text:p text:style-name="P25"><text:span text:style-name="T11">1)</text:span><text:span text:style-name="T1"> Tapjacking</text:span></text:p>
      <text:p text:style-name="P39"/>
      <text:p text:style-name="P39"><text:span text:style-name="T11">U</text:span>na forma di cyber attacco, il quale si serve <text:span text:style-name="T11">dell’overlay, ovvero </text:span>della sovrapposizione di elementi interattivi, sullo schermo di un device touch per i<text:span text:style-name="T11">lludere</text:span> l'utilizzatore. Nello specifico, un hacker svilupperà un'app oppure un sito web <text:span text:style-name="T11">con un’interfaccia in overlay</text:span> che finge di offrire servizi o prodotti validi, <text:span text:style-name="T11">ma che al di sotto di essa sta richiedendo dei permessi d’accesso al dispositivo</text:span>.</text:p>
      <text:p text:style-name="P40">Questa tecnica risulta particolarmente subdola in quanto exploita la fiducia dei suoi utenti nella interfaccia grafica di un’applicazione e potrebbe non essere facilmente identificata.</text:p>
      <text:p text:style-name="P11"><text:span text:style-name="T11">Secondo un articolo di GeeksForGeeks di uno sviluppatore di Android gli attacchi di tapjacking non sono più possibili di norma da Android 12 in poi, per via di alcune modifiche al funzionamento delle interfacce in overlay in rapporto al sandboxing di ogni applicazione, tuttavia </text:span><text:span text:style-name="T53">esiste</text:span><text:span text:style-name="T11"> un modo di aggirare anche queste nuove misure di sicurezza.</text:span> <text:span text:style-name="T11">Sfruttando i</text:span> permessi di accessibilità <text:span text:style-name="T11">i criminali informativi sono in grado di aggirare queste modifiche al funzionamento del sandboxing</text:span>;</text:p>
      <text:p text:style-name="P11"/>
      <text:p text:style-name="P24">2) AV Evasion</text:p>
      <text:p text:style-name="P10"/>
      <text:p text:style-name="P10">L'attacco di evasione de<text:span text:style-name="T12">gli AV, ovvero degli antivirus,</text:span> su Android si riferisce a<text:span text:style-name="T12">d una serie di procedure</text:span> che gli autori di malware Android <text:span text:style-name="T12">utilizzano</text:span> per bypassare la sicurezza software integrata del sistema operativo Android,<text:span text:style-name="T12"> Play Protect</text:span> o le applicazioni antivirus. Tali attacchi sono mirati in modo tale da rendere impossibile o molto difficile per le soluzioni di sicurezza rilevare la presenza del malware nel sistema. </text:p>
      <text:p text:style-name="P10"/>
      <text:p text:style-name="P10">Alcune metodologie comuni di evasione dell'AV includono le seguenti: </text:p>
      <text:p text:style-name="P10"><text:span text:style-name="T13">- Offuscamento del codice</text:span>: I codici maligni possono essere trasformati o meglio, crittografati, rendendo così molto difficile per i programmi antivirus analizzarli;</text:p>
      <text:p text:style-name="P10"><text:span text:style-name="T13">- Sfruttamento delle vulnerabilità zero-day</text:span>: Sfruttare vulnerabilità non patchate che esistono nei programmi o software antivirus per evitare di aderire alle disposizioni come i controlli di conformità;</text:p>
      <text:p text:style-name="P10"><text:span text:style-name="T13">- Tecniche polimorfiche</text:span>: Creare diversi tipi di malware progettati per cambiare se stessi <text:span text:style-name="T14">in specifiche situazioni</text:span>, <text:span text:style-name="T14">al fine di rendere</text:span> più difficile la <text:span text:style-name="T14">loro</text:span> rilevazione;</text:p>
      <text:p text:style-name="P10"><text:span text:style-name="T13">- Cloaking</text:span>: Nascondere l'azione dannosa del malware durante l'analisi in un ambiente controllato come l'esame antivirus.</text:p>
      <text:p text:style-name="P11"/>
      <text:p text:style-name="P38"><text:soft-page-break/>L’esempio portatoci da Dell’Orco è quello di un’applicazione che sfrutta il cloaking ed una tecnica polimorfica. Prima l’applicazione viene installata, passando i controlli degli antivirus, dato che l’applicazione durante l’installazione è totalmente prima di codice malevolo. Dopo l’installazione tuttavia, con la scusa di un “aggiornamento necessario”, l’applicazione scarica una parte di codice malevolo che dagli antivirus non era stata rilevata, in quanto assente durante l’installazione;</text:p>
      <text:p text:style-name="P11"/>
      <text:p text:style-name="P24">3) Repackaging</text:p>
      <text:p text:style-name="P40"/>
      <text:p text:style-name="P46"><text:span text:style-name="T14">Il repackaging è la tecnica d’attacco più comune, in quanto l’utente stesso scarica volontariamente il codice malevolo, </text:span><text:span text:style-name="T54">mentre esso </text:span>è <text:span text:style-name="T54">mascherato da applicazione apparentemente innocua</text:span><text:span text:style-name="T14">. Il malintenzionato prima decompila un’applicazione comune, come per esempio Spotify, poi la modifica, la recompila e infine la distribuisce online. Durante la modifica </text:span><text:span text:style-name="T15">il criminale informatico esegue due azioni chiave: modifica una funzionalità, di cui renderà consapevole l’utente, e la modifica di un’altra sezione di codice, che nasconderà all’utente.</text:span></text:p>
      <text:p text:style-name="P44">Nell’esempio preso in causa, un utente potrebbe voler scaricare una versione alternativa da quella presente nel Play Store dell’applicazione al fine di evitare di dover pagare l’abbonamento all’applicazione. E l’hacker fa esattamente questo, rende le funzioni a pagamento gratuite, pubblicizzando la propria “repackaged app” come se fosse una versione modificata dell’applicazione originale al fine di favorire l’utente. Tuttavia, assieme alle modifiche promesse, il codice malevolo è pronto ad attivarsi, dando l’accesso al malintenzionato a qualsiasi cosa voglia potenzialemente. Dopotutto, all’utente è stato promesso che, in cambio di permessi a qualsiasi cosa nel proprio dispositivo, potrà evitare di pagamenti, una proposta invitante. </text:p>
      <text:p text:style-name="P44"/>
      <text:p text:style-name="P44">Ciò che la presentazione di Dell’Orco ha evidenziato è che i malware su Android spesso non sono complicati da un punto di vista di codice, ma puntano di più ad illudere l’utente, accedendo ai dati protetti da Android <text:span text:style-name="T16">tramite i permessi integrati nel sistema stesso. Dunque è fondamentale che gli utenti siano coscienti nell’utilizzo dei propri dispositivi, oltre a scaricare ed installare sempre le patch di sicurezza, al fine di ridurre al minimo le possibilità di un attacco da parte di hacker.</text:span></text:p>
      <text:p text:style-name="P44"/>
      <text:p text:style-name="P44"/>
      <text:p text:style-name="P44"/>
      <text:p text:style-name="P53">Conclusione</text:p>
      <text:p text:style-name="P58"/>
      <text:p text:style-name="P61"><text:span text:style-name="T43">Considerando che nei prossimi mesi </text:span>inizieremo<text:span text:style-name="T43"> ad approfondire lo sviluppo di applicazioni Android, molte delle informazioni apprese in questo Linux Day sono state importanti </text:span><text:span text:style-name="T44">e molto utili</text:span><text:span text:style-name="T43">. Non avevo ide</text:span><text:span text:style-name="T44">a che dietro un prodotto open source </text:span><text:span text:style-name="T59">ci</text:span><text:span text:style-name="T44"> </text:span><text:span text:style-name="T44">fosse una</text:span><text:span text:style-name="T44"> complessit</text:span><text:span text:style-name="T38">à così elevata</text:span><text:span text:style-name="T44"> per quanto riguarda la cybersecurity, il punto di forza di questi software pare che sia anche la loro vulnerabilit</text:span><text:span text:style-name="T38">à. </text:span></text:p>
      <text:p text:style-name="P59"><text:span text:style-name="T49">Anche</text:span><text:span text:style-name="T48"> creando un sistema operativo che va a risolvere alcune di queste problematiche, ecco che ne sorgono di nuove, come le applicazioni che non funzionano correttamente con GrapheneOS, che promette di risolvere molte delle vulnerabilit</text:span><text:span text:style-name="T45">à </text:span><text:span text:style-name="T48">di Android, </text:span><text:span text:style-name="T49">e di offrire </text:span><text:span text:style-name="T48">agli utenti una maggior</text:span><text:span text:style-name="T49">e</text:span><text:span text:style-name="T48"> privacy. </text:span></text:p>
      <text:p text:style-name="P59"><text:span text:style-name="T48">E </text:span><text:span text:style-name="T49">perfino</text:span><text:span text:style-name="T48"> con un sistema operativo sicuro come GrapheneOS, l’errore umano rimane una vulnerabilit</text:span><text:span text:style-name="T45">à </text:span><text:span text:style-name="T48">evidente in ogni caso. Dopotutto, l’unico vero sistema sicuro </text:span><text:span text:style-name="T46">è </text:span><text:span text:style-name="T48">quello spento.</text:span></text:p>
      <text:p text:style-name="P59"><text:span text:style-name="T48"/></text:p>
      <text:p text:style-name="P54"><text:soft-page-break/><text:span text:style-name="T48">L</text:span><text:span text:style-name="T32">ink e Risorse fornite durante l’evento</text:span></text:p>
      <text:p text:style-name="P54"/>
      <text:list xml:id="list961458093" text:style-name="L7">
        <text:list-item>
          <text:p text:style-name="P67"><text:span text:style-name="Strong_20_Emphasis"><text:span text:style-name="T43">Flipper Zero</text:span></text:span><text:span text:style-name="T43">: Link al sito ufficiale, con informazioni, negozio online per acquistare il prodotto menzionato e la Developer Board presentata dal relatore durante la presentazione, oltre alla documentazione:<text:line-break/></text:span><text:a xlink:type="simple" xlink:href="https://flipperzero.one/" office:target-frame-name="_new" xlink:show="replace" text:style-name="Internet_20_link" text:visited-style-name="Visited_20_Internet_20_Link"><text:span text:style-name="T43">Flipper Zero</text:span></text:a></text:p>
        </text:list-item>
      </text:list>
      <text:list xml:id="list4187650588" text:style-name="L5">
        <text:list-item>
          <text:p text:style-name="P65"><text:span text:style-name="Strong_20_Emphasis">GrapheneOS Foundation</text:span>: Link al sito ufficiale, con informazioni, spiegazioni su come installare GrapheneOS e documentazione:<text:line-break/><text:a xlink:type="simple" xlink:href="https://grapheneos.org/" office:target-frame-name="_new" xlink:show="replace" text:style-name="Internet_20_link" text:visited-style-name="Visited_20_Internet_20_Link">GrapheneOS</text:a></text:p>
        </text:list-item>
      </text:list>
      <text:list xml:id="list3550644700" text:style-name="L6">
        <text:list-item>
          <text:p text:style-name="P66"><text:span text:style-name="Strong_20_Emphasis">GitHub di Danilo Dell’Orco</text:span>: Link al suo GitHub, che contiene varie applicazioni mostrate durante la sua presentazione come dimostrazione:<text:line-break/><text:a xlink:type="simple" xlink:href="https://github.com/danilo-dellorco/" office:target-frame-name="_new" xlink:show="replace" text:style-name="Internet_20_link" text:visited-style-name="Visited_20_Internet_20_Link">Danilo Dell’Orco su GitHub</text:a></text:p>
        </text:list-item>
      </text:list>
      <text:p text:style-name="P55"><text:span text:style-name="T4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Math TeX Gyre" svg:font-family="'DejaVu Math TeX Gyr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Keyboard O" svg:font-family="'Linux Biolinum Keyboard O'" style:font-pitch="variable"/>
    <style:font-face style:name="Linux Libertine Mono O" svg:font-family="'Linux Libertine Mono O'"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30T16:55:19.901212630</meta:creation-date>
    <dc:date>2024-11-04T16:51:55.748458176</dc:date>
    <meta:editing-duration>PT20M2S</meta:editing-duration>
    <meta:editing-cycles>8</meta:editing-cycles>
    <meta:generator>LibreOffice/7.3.7.2$Linux_X86_64 LibreOffice_project/30$Build-2</meta:generator>
    <meta:document-statistic meta:table-count="0" meta:image-count="0" meta:object-count="0" meta:page-count="10" meta:paragraph-count="91" meta:word-count="4162" meta:character-count="28184" meta:non-whitespace-character-count="24091"/>
  </office:meta>
</office:document-meta>
</file>